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svg:stroke-color="#cfe7f5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464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178cm"/>
    </style:style>
    <style:style style:name="gr7" style:family="graphic" style:parent-style-name="standard">
      <style:graphic-properties draw:stroke="none" svg:stroke-color="#000000" draw:fill="none" draw:fill-color="#ffffff" fo:min-height="1.179cm"/>
    </style:style>
    <style:style style:name="gr8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  <style:text-properties fo:font-size="15pt" style:font-size-asian="15pt" style:font-size-complex="15pt"/>
    </style:style>
    <style:style style:name="P2" style:family="paragraph">
      <style:paragraph-properties fo:text-align="center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text-position="-33% 58%" fo:font-size="12pt" style:font-size-asian="12pt" style:font-size-complex="12pt"/>
    </style:style>
    <style:style style:name="T4" style:family="text">
      <style:text-properties fo:font-family="Arial" style:font-style-name="Regular" style:font-family-generic="swiss" fo:font-size="12pt" style:font-family-asian="Arial" style:font-style-name-asian="Regular" style:font-family-generic-asian="swiss" style:font-size-asian="12pt" style:font-family-complex="Arial" style:font-style-name-complex="Regular" style:font-family-generic-complex="swiss" style:font-size-complex="12pt"/>
    </style:style>
    <style:style style:name="T5" style:family="text">
      <style:text-properties fo:font-family="Arial" style:font-family-generic="roman" style:font-pitch="variable" fo:font-size="12pt" style:font-family-asian="Arial" style:font-style-name-asian="Regular" style:font-family-generic-asian="swiss" style:font-size-asian="12pt" style:font-family-complex="Arial" style:font-style-name-complex="Regular" style:font-family-generic-complex="swiss" style:font-size-complex="12pt"/>
    </style:style>
    <style:style style:name="T6" style:family="text">
      <style:text-properties style:text-position="-33% 58%" fo:font-family="Arial" style:font-style-name="Regular" style:font-family-generic="swiss" fo:font-size="12pt" style:font-family-asian="Arial" style:font-style-name-asian="Regular" style:font-family-generic-asian="swiss" style:font-size-asian="12pt" style:font-family-complex="Arial" style:font-style-name-complex="Regular" style:font-family-generic-complex="swiss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xml:id="id5" draw:id="id5" draw:layer="layout" svg:width="13.8cm" svg:height="2cm" svg:x="2.3cm" svg:y="12.7cm">
          <text:p text:style-name="P1"><text:span text:style-name="T1">Heizplatte</text:span></text:p>
        </draw:rect>
        <draw:ellipse draw:style-name="gr2" draw:text-style-name="P2" xml:id="id3" draw:id="id3" draw:layer="layout" svg:width="1.754cm" svg:height="1.857cm" svg:x="4.99cm" svg:y="10.229cm">
          <text:p/>
        </draw:ellipse>
        <draw:ellipse draw:style-name="gr2" draw:text-style-name="P2" xml:id="id1" draw:id="id1" draw:layer="layout" svg:width="1.872cm" svg:height="1.857cm" svg:x="10.603cm" svg:y="10.229cm">
          <text:p/>
        </draw:ellipse>
        <draw:rect draw:style-name="gr3" draw:text-style-name="P2" draw:layer="layout" svg:width="0.701cm" svg:height="1.143cm" svg:x="5.458cm" svg:y="11.657cm">
          <text:p/>
        </draw:rect>
        <draw:rect draw:style-name="gr3" draw:text-style-name="P2" draw:layer="layout" svg:width="0.702cm" svg:height="1.143cm" svg:x="11.188cm" svg:y="11.657cm">
          <text:p/>
        </draw:rect>
        <draw:frame draw:style-name="gr4" draw:text-style-name="P3" draw:layer="layout" svg:width="1.521cm" svg:height="1.714cm" svg:x="10.954cm" svg:y="10.657cm">
          <draw:text-box>
            <text:p text:style-name="P3"><text:span text:style-name="T2">T</text:span><text:span text:style-name="T3">P</text:span></text:p>
          </draw:text-box>
        </draw:frame>
        <draw:frame draw:style-name="gr4" draw:text-style-name="P3" draw:layer="layout" svg:width="1.52cm" svg:height="1.714cm" svg:x="5.341cm" svg:y="10.657cm">
          <draw:text-box>
            <text:p text:style-name="P3"><text:span text:style-name="T2">T</text:span><text:span text:style-name="T3">R</text:span></text:p>
          </draw:text-box>
        </draw:frame>
        <draw:connector draw:style-name="gr2" draw:text-style-name="P2" draw:layer="layout" svg:x1="12.475cm" svg:y1="11.157cm" svg:x2="10.657cm" svg:y2="8.05cm" draw:start-shape="id1" draw:start-glue-point="1" svg:d="M12475 11157h501v-3107h-2319">
          <text:p/>
        </draw:connector>
        <draw:rect draw:style-name="gr1" draw:text-style-name="P4" xml:id="id2" draw:id="id2" draw:layer="layout" svg:width="4.444cm" svg:height="1.572cm" svg:x="6.393cm" svg:y="7.371cm">
          <text:p text:style-name="P2"><text:span text:style-name="T2">Thermoelement</text:span><text:span text:style-name="T2"><text:line-break/></text:span><text:span text:style-name="T2">misst </text:span><text:span text:style-name="T4">Δ</text:span><text:span text:style-name="T5">T</text:span></text:p>
        </draw:rect>
        <draw:connector draw:style-name="gr2" draw:text-style-name="P2" draw:layer="layout" svg:x1="6.393cm" svg:y1="8.157cm" svg:x2="4.99cm" svg:y2="11.157cm" draw:start-shape="id2" draw:start-glue-point="3" draw:end-shape="id3" draw:end-glue-point="3" svg:d="M6393 8157h-1904v3000h501">
          <text:p/>
        </draw:connector>
        <draw:line draw:style-name="gr5" draw:text-style-name="P2" draw:layer="layout" svg:x1="11.539cm" svg:y1="13.372cm" svg:x2="11.539cm" svg:y2="11.943cm">
          <text:p/>
        </draw:line>
        <draw:line draw:style-name="gr5" draw:text-style-name="P2" draw:layer="layout" svg:x1="5.808cm" svg:y1="13.515cm" svg:x2="5.808cm" svg:y2="12.086cm">
          <text:p/>
        </draw:line>
        <draw:frame draw:style-name="gr6" draw:text-style-name="P3" draw:layer="layout" svg:width="2.573cm" svg:height="1.428cm" svg:x="10.954cm" svg:y="13.229cm">
          <draw:text-box>
            <text:p text:style-name="P3"><text:span text:style-name="T4">δQ</text:span><text:span text:style-name="T6">h</text:span></text:p>
          </draw:text-box>
        </draw:frame>
        <draw:frame draw:style-name="gr7" draw:text-style-name="P3" draw:layer="layout" svg:width="2.573cm" svg:height="1.429cm" svg:x="5.224cm" svg:y="13.371cm">
          <draw:text-box>
            <text:p text:style-name="P3"><text:span text:style-name="T4">δQ</text:span><text:span text:style-name="T6">h</text:span></text:p>
          </draw:text-box>
        </draw:frame>
        <draw:line draw:style-name="gr8" draw:text-style-name="P2" draw:layer="layout" svg:x1="8.498cm" svg:y1="4.943cm" svg:x2="8.498cm" svg:y2="7.372cm">
          <text:p/>
        </draw:line>
        <draw:rect draw:style-name="gr1" draw:text-style-name="P2" xml:id="id4" draw:id="id4" draw:layer="layout" svg:width="3.625cm" svg:height="1.429cm" svg:x="6.861cm" svg:y="3.8cm">
          <text:p text:style-name="P2">Computer</text:p>
        </draw:rect>
        <draw:connector draw:style-name="gr2" draw:text-style-name="P2" draw:layer="layout" svg:x1="10.486cm" svg:y1="4.514cm" svg:x2="16.1cm" svg:y2="13.7cm" draw:start-shape="id4" draw:start-glue-point="1" draw:end-shape="id5" svg:d="M10486 4514h6115v9186h-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11-17T12:40:54</meta:creation-date>
    <dc:date>2016-11-17T13:10:59</dc:date>
    <meta:editing-duration>PT14M26S</meta:editing-duration>
    <meta:editing-cycles>1</meta:editing-cycles>
    <meta:document-statistic meta:object-count="17"/>
    <meta:generator>OpenOffice/4.1.3$Unix OpenOffice.org_project/413m1$Build-9783</meta:generator>
  </office:meta>
</office:document-meta>
</file>